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347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Century Schoolbook L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1">GMRT</text:span><text:span text:style-name="T3"><text:tab/></text:span><text:tab/><text:tab/><text:tab/><text:tab/><text:span text:style-name="T1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2">30<text:span text:style-name="T2">th</text:span> <text:s/>JULY 2013 Time : 3.10 PM to 3.15 PM; GMRT Telemetry Lab,NGK from NCRA conference room 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2">NGK, CPK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1"><text:s text:c="13"/>Discussed following items :</text:p>
            <text:p text:style-name="P1"/>
            <text:list xml:id="list443816483" text:style-name="L1">
              <text:list-item>
                <text:p text:style-name="P6">RRU updated that he has implemented separate shared memory region for C00 &amp; C01 antenna.</text:p>
                <text:p text:style-name="P6">He did the modification in shm_server.c and shm_client.c.</text:p>
                <text:p text:style-name="P6">He had a discussion with Mr. Thiyagu (Servo Lab person ) related to Servo communication.</text:p>
                <text:p text:style-name="P6">RRU has shared the server.h &amp; system.c program files with Mr. Thiyagu for his reference.</text:p>
                <text:p text:style-name="P6">FE group has installed the modified MCM communication program ( USB-RS485 ) &amp; it's been </text:p>
                <text:p text:style-name="P7"/>
              </text:list-item>
              <text:list-item>
                <text:p text:style-name="P6">CPK updated that 50 MCM cards are tested.</text:p>
                <text:p text:style-name="P6">CPK sent email asking for quotation of L2 N/W switch to various vendor.</text:p>
                <text:p text:style-name="P6">CPK has got quotation email regarding CISCO N/W switch <text:s/>from a vendor. </text:p>
                <text:p text:style-name="P6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7-30T16:38:44</dc:date>
    <dc:creator>teleset </dc:creator>
    <meta:editing-duration>PT19H22M57S</meta:editing-duration>
    <meta:editing-cycles>231</meta:editing-cycles>
    <meta:generator>LibreOffice/3.4$Linux LibreOffice_project/340m1$Build-602</meta:generator>
    <meta:document-statistic meta:table-count="1" meta:image-count="0" meta:object-count="0" meta:page-count="1" meta:paragraph-count="23" meta:word-count="161" meta:character-count="919" meta:non-whitespace-character-count="762"/>
  </office:meta>
</office:document-meta>
</file>